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- Se puede interconectar ambos sistemas operativos mediante el programa de samba desarrrolado como software libre viniendo ya instalado en los sistemas operativos de GNU/LINUX…</text:p>
      <text:p text:style-name="Standard">Esta conecta mediante el programa una conexión de red creada con el programa que permite pasar archivos, aplicaciones y los parametros de configuracion del hardware que se envie mediante la conexión de red establecida como espacio de almacenamiento u otros como impresoras, et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7:11:16.995471792</meta:creation-date>
    <dc:date>2024-04-19T17:11:50.300135735</dc:date>
    <meta:editing-duration>PT34S</meta:editing-duration>
    <meta:editing-cycles>1</meta:editing-cycles>
    <meta:document-statistic meta:table-count="0" meta:image-count="0" meta:object-count="0" meta:page-count="1" meta:paragraph-count="2" meta:word-count="68" meta:character-count="455" meta:non-whitespace-character-count="389"/>
    <meta:generator>LibreOffice/7.4.7.2$Linux_X86_64 LibreOffice_project/40$Build-2</meta:generator>
  </office:meta>
</office:document-meta>
</file>